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4"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table:style-name="ce5"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 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1">
          <table:table-cell office:value-type="string" calcext:value-type="string">
            <text:p>424. longest repeating character replacement</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table:table-cell office:value-type="string" calcext:value-type="string">
            <text:p><text:a xlink:href="https://www.youtube.com/watch?v=gqXU1UyA8pk" xlink:type="simple">https://www.youtube.com/watch?v=gqXU1UyA8pk</text:a> </text:p>
          </table:table-cell>
        </table:table-row>
        <table:table-row table:style-name="ro1">
          <table:table-cell office:value-type="string" calcext:value-type="string">
            <text:p>567. permutation in string</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table:table-cell office:value-type="string" calcext:value-type="string">
            <text:p><text:a xlink:href="https://www.youtube.com/watch?v=UbyhOgBN834" xlink:type="simple">https://www.youtube.com/watch?v=UbyhOgBN834</text:a> </text:p>
          </table:table-cell>
        </table:table-row>
        <table:table-row table:style-name="ro1" table:number-rows-repeated="104857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2">00-00-0000</text:date>, <text:time style:data-style-name="N2" text:time-value="17:26:16.8309175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02T19:57:34.511958623</dc:date>
    <meta:editing-duration>P1DT6H37M50S</meta:editing-duration>
    <meta:editing-cycles>200</meta:editing-cycles>
    <meta:generator>LibreOffice/24.2.3.2$Linux_X86_64 LibreOffice_project/433d9c2ded56988e8a90e6b2e771ee4e6a5ab2ba</meta:generator>
    <meta:document-statistic meta:table-count="5" meta:cell-count="195" meta:object-count="0"/>
  </office:meta>
</office:document-meta>
</file>